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9.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7.65cm" fo:min-width="23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85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6cm" fo:min-width="2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.6cm"/>
    </style:style>
    <style:style style:name="gr16" style:family="graphic" style:parent-style-name="standard">
      <style:graphic-properties draw:stroke="soli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1.824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6.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98cm" fo:min-width="22.248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4.998cm" fo:min-width="11.4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448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488cm" fo:min-width="13.4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1.348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35cm" fo:min-width="2.44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2.2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2.40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98cm" fo:min-width="1.58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74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2.448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1.248cm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35cm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fo:min-height="0cm"/>
    </style:style>
    <style:style style:name="gr39" style:family="graphic" style:parent-style-name="standard">
      <style:graphic-properties draw:stroke="none" svg:stroke-color="#000000" draw:fill="none" draw:fill-color="#ffffff" fo:min-height="0.475cm"/>
    </style:style>
    <style:style style:name="gr40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05cm"/>
    </style:style>
    <style:style style:name="gr42" style:family="graphic" style:parent-style-name="objectwithoutfill">
      <style:graphic-properties svg:stroke-width="0.035cm" draw:marker-start-width="0.253cm" draw:marker-end="Triangle_20_unfilled" draw:marker-end-width="0.353cm" draw:fill="none" draw:textarea-vertical-align="middle" fo:padding-top="0.143cm" fo:padding-bottom="0.143cm" fo:padding-left="0.268cm" fo:padding-right="0.268cm"/>
    </style:style>
    <style:style style:name="gr43" style:family="graphic" style:parent-style-name="standard">
      <style:graphic-properties draw:stroke="none" svg:stroke-color="#000000" draw:fill="none" draw:fill-color="#ffffff" fo:min-height="0.949cm"/>
    </style:style>
    <style:style style:name="gr44" style:family="graphic" style:parent-style-name="standard">
      <style:graphic-properties draw:stroke="none" svg:stroke-color="#000000" draw:fill="none" draw:fill-color="#ffffff" fo:min-height="0.05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2.198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0.898cm" fo:padding-top="0.151cm" fo:padding-bottom="0.151cm" fo:padding-left="0.276cm" fo:padding-right="0.276cm"/>
    </style:style>
    <style:style style:name="gr47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8.048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248cm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fo:min-height="2.75cm"/>
    </style:style>
    <style:style style:name="gr50" style:family="graphic" style:parent-style-name="standard">
      <style:graphic-properties draw:stroke="none" svg:stroke-color="#000000" draw:fill="none" draw:fill-color="#ffffff" fo:min-height="0.75cm"/>
    </style:style>
    <style:style style:name="gr51" style:family="graphic" style:parent-style-name="standard">
      <style:graphic-properties draw:stroke="none" svg:stroke-color="#000000" draw:fill="none" draw:fill-color="#ffffff" fo:min-height="0.65cm"/>
    </style:style>
    <style:style style:name="gr52" style:family="graphic" style:parent-style-name="standard">
      <style:graphic-properties draw:stroke="none" svg:stroke-color="#000000" draw:fill="none" draw:fill-color="#ffffff" fo:min-height="0.45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98cm" fo:min-width="2.448cm" fo:padding-top="0.151cm" fo:padding-bottom="0.151cm" fo:padding-left="0.276cm" fo:padding-right="0.276cm"/>
    </style:style>
    <style:style style:name="gr54" style:family="graphic" style:parent-style-name="standard">
      <style:graphic-properties draw:stroke="none" svg:stroke-color="#000000" draw:fill="none" draw:fill-color="#ffffff" fo:min-height="0.55cm"/>
    </style:style>
    <style:style style:name="gr5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46cm" fo:min-width="23.547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4.612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5.274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33cm" fo:min-width="5.274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35cm" fo:min-width="5.274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66cm" fo:min-width="4.877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271cm" fo:min-width="4.612cm" fo:padding-top="0.151cm" fo:padding-bottom="0.151cm" fo:padding-left="0.276cm" fo:padding-right="0.276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4.612cm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5.278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fo:min-height="0.869cm"/>
    </style:style>
    <style:style style:name="gr66" style:family="graphic" style:parent-style-name="standard">
      <style:graphic-properties draw:stroke="none" svg:stroke-color="#000000" draw:fill="none" draw:fill-color="#ffffff" fo:min-height="5.677cm"/>
    </style:style>
    <style:style style:name="gr67" style:family="graphic" style:parent-style-name="objectwithoutfill">
      <style:graphic-properties svg:stroke-width="0.018cm" draw:marker-start="Arrow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6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646cm" fo:min-width="22.355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4.744cm" fo:padding-top="0.151cm" fo:padding-bottom="0.151cm" fo:padding-left="0.276cm" fo:padding-right="0.276cm"/>
    </style:style>
    <style:style style:name="gr7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327cm" fo:min-width="4.758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92cm" fo:min-width="5.278cm" fo:padding-top="0.151cm" fo:padding-bottom="0.151cm" fo:padding-left="0.276cm" fo:padding-right="0.276cm"/>
    </style:style>
    <style:style style:name="gr73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68cm" fo:min-width="5.27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36.2999992370605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3.6000003814697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Liberation Serif1" fo:font-size="33.2000007629395pt" style:font-size-asian="44pt" style:font-size-complex="44pt"/>
    </style:style>
    <style:style style:name="P10" style:family="paragraph">
      <loext:graphic-properties draw:fill-color="#ffffff"/>
      <style:paragraph-properties fo:text-align="center"/>
      <style:text-properties fo: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-color="#ffffff"/>
      <style:paragraph-properties fo:text-align="center"/>
      <style:text-properties fo:font-size="12pt"/>
    </style:style>
    <style:style style:name="P15" style:family="paragraph">
      <loext:graphic-properties draw:fill-color="#ffffff" draw:opacity="0%"/>
      <style:paragraph-properties fo:text-align="center"/>
      <style:text-properties fo:font-size="12pt" style:font-size-asian="18pt" style:font-size-complex="18pt"/>
    </style:style>
    <style:style style:name="P16" style:family="paragraph">
      <style:paragraph-properties fo:text-align="center"/>
      <style:text-properties fo:font-size="32pt"/>
    </style:style>
    <style:style style:name="P17" style:family="paragraph">
      <loext:graphic-properties draw:fill="none" draw:fill-color="#ffffff"/>
      <style:paragraph-properties fo:text-align="center"/>
      <style:text-properties style:font-name="Liberation Serif1" fo:font-size="32pt" style:font-size-asian="44pt" style:font-size-complex="44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  <style:text-properties fo:font-size="12pt"/>
    </style:style>
    <style:style style:name="P21" style:family="paragraph">
      <style:paragraph-properties fo:text-align="center"/>
      <style:text-properties fo:font-size="12pt" style:font-size-asian="18pt" style:font-size-complex="18pt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fo:font-size="13.6000003814697pt" style:font-size-asian="18pt" style:font-size-complex="18pt"/>
    </style:style>
    <style:style style:name="P2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ffffff"/>
      <style:paragraph-properties fo:text-align="center"/>
      <style:text-properties fo:font-size="10.6000003814697pt" style:font-size-asian="14pt" style:font-size-complex="14pt"/>
    </style:style>
    <style:style style:name="P27" style:family="paragraph">
      <loext:graphic-properties draw:fill-color="#ffffff"/>
      <style:paragraph-properties fo:text-align="center"/>
      <style:text-properties fo:font-size="10.6000003814697pt" style:font-size-asian="18pt" style:font-size-complex="18pt"/>
    </style:style>
    <style:style style:name="P28" style:family="paragraph">
      <loext:graphic-properties draw:fill="none" draw:fill-color="#ffffff"/>
      <style:text-properties fo:font-size="16.6000003814697pt" style:font-size-asian="22pt" style:font-size-complex="22pt"/>
    </style:style>
    <style:style style:name="P29" style:family="paragraph">
      <loext:graphic-properties draw:fill="none" draw:fill-color="#ffffff"/>
      <style:text-properties fo:font-size="36.2999992370605pt" style:font-size-asian="48pt" style:font-size-complex="48pt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3.600000381469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erif1" fo:font-size="44pt" style:font-size-asian="44pt" style:font-size-complex="44pt"/>
    </style:style>
    <style:style style:name="T7" style:family="text">
      <style:text-properties style:font-size-asian="18pt" style:font-size-complex="18pt"/>
    </style:style>
    <style:style style:name="T8" style:family="text">
      <style:text-properties style:font-name="Liberation Serif1" style:font-size-asian="44pt" style:font-size-complex="4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4pt" style:font-size-asian="18pt" style:font-size-complex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9.59cm" svg:x="1cm" svg:y="1cm">
          <draw:text-box>
            <text:p text:style-name="P1"><text:span text:style-name="T1">A</text:span><text:span text:style-name="T1">r</text:span><text:span text:style-name="T1">c</text:span><text:span text:style-name="T1">h</text:span><text:span text:style-name="T1">it</text:span><text:span text:style-name="T1">e</text:span><text:span text:style-name="T1">c</text:span><text:span text:style-name="T1">t</text:span><text:span text:style-name="T1">u</text:span><text:span text:style-name="T1">r</text:span><text:span text:style-name="T1">e </text:span><text:span text:style-name="T1">– </text:span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</text:span></text:p>
            <text:p text:style-name="P1"><text:span text:style-name="T1"/></text:p>
            <text:p text:style-name="P1"><text:span text:style-name="T1">S</text:span><text:span text:style-name="T1">y</text:span><text:span text:style-name="T1">s</text:span><text:span text:style-name="T1">t</text:span><text:span text:style-name="T1">è</text:span><text:span text:style-name="T1">m</text:span><text:span text:style-name="T1">e </text:span><text:span text:style-name="T1">d</text:span><text:span text:style-name="T1">e 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i</text:span><text:span text:style-name="T1">o</text:span><text:span text:style-name="T1">n </text:span><text:span text:style-name="T1">e</text:span><text:span text:style-name="T1">t </text:span><text:span text:style-name="T1">g</text:span><text:span text:style-name="T1">e</text:span><text:span text:style-name="T1">s</text:span><text:span text:style-name="T1">ti</text:span><text:span text:style-name="T1">o</text:span><text:span text:style-name="T1">n </text:span><text:span text:style-name="T1">d</text:span><text:span text:style-name="T1">e </text:span><text:span text:style-name="T1">b</text:span><text:span text:style-name="T1">a</text:span><text:span text:style-name="T1">tt</text:span><text:span text:style-name="T1">e</text:span><text:span text:style-name="T1">r</text:span><text:span text:style-name="T1">i</text:span><text:span text:style-name="T1">e</text:span></text:p>
          </draw:text-box>
        </draw:frame>
      </draw:page>
      <draw:page draw:name="Architecture_Generale" draw:style-name="dp1" draw:master-page-name="Default">
        <draw:custom-shape draw:style-name="gr2" draw:text-style-name="P3" draw:layer="layout" svg:width="24.1cm" svg:height="17.9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9.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3cm" svg:height="1.01cm" svg:x="8cm" svg:y="7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3cm" svg:height="1cm" svg:x="8cm" svg:y="9.5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cm" svg:height="1.01cm" svg:x="8cm" svg:y="12.49cm">
          <text:p text:style-name="P1"><text:span text:style-name="T2">Mo</text:span><text:span text:style-name="T2">du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cm" svg:height="1.01cm" svg:x="8cm" svg:y="14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5cm" svg:y1="14.49cm" svg:x2="9.5cm" svg:y2="13.5cm" draw:start-shape="id1" draw:start-glue-point="0" draw:end-shape="id2" draw:end-glue-point="2" svg:d="M9500 14490v-990" svg:viewBox="0 0 1 991">
          <text:p/>
        </draw:connector>
        <draw:connector draw:style-name="gr6" draw:text-style-name="P1" draw:layer="layout" svg:x1="9.486cm" svg:y1="9.49cm" svg:x2="9.486cm" svg:y2="8.5cm" svg:d="M9486 9490v-990" svg:viewBox="0 0 1 991">
          <text:p/>
        </draw:connector>
        <draw:frame draw:style-name="gr7" draw:text-style-name="P5" draw:layer="layout" svg:width="0.689cm" svg:height="2.1cm" svg:x="8.301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8" draw:text-style-name="P4" xml:id="id4" draw:id="id4" draw:layer="layout" svg:width="4cm" svg:height="3cm" svg:x="13cm" svg:y="7.5cm">
          <text:p text:style-name="P1"><text:span text:style-name="T2">Module </text:span><text:span text:style-name="T2">Escl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3" draw:id="id3" draw:layer="layout" svg:width="5cm" svg:height="6cm" svg:x="19cm" svg:y="8cm">
          <text:p text:style-name="P1"><text:span text:style-name="T2">Module </text:span><text:span text:style-name="T2">Maît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4cm" svg:height="2cm" svg:x="12.2cm" svg:y="17.5cm">
          <text:p text:style-name="P1"><text:span text:style-name="T2">Lecteur </text:span><text:span text:style-name="T2">de </text:span><text:span text:style-name="T2">couran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cm" svg:height="3cm" svg:x="13cm" svg:y="12.5cm">
          <text:p text:style-name="P1"><text:span text:style-name="T2">Module </text:span><text:span text:style-name="T2">Esclave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689cm" svg:height="2.1cm" svg:x="15.102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11" draw:text-style-name="P6" draw:layer="layout" svg:width="0.689cm" svg:height="1.3cm" svg:x="8.411cm" svg:y="8.3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1" draw:text-style-name="P6" draw:layer="layout" svg:width="0.689cm" svg:height="1.3cm" svg:x="8.312cm" svg:y="13.4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2" draw:text-style-name="P7" draw:layer="layout" svg:width="1cm" svg:height="0.962cm" svg:x="8.5cm" svg:y="6cm">
          <draw:text-box>
            <text:p>+</text:p>
          </draw:text-box>
        </draw:frame>
        <draw:frame draw:style-name="gr12" draw:text-style-name="P7" xml:id="id11" draw:id="id11" draw:layer="layout" svg:width="0.8cm" svg:height="0.962cm" svg:x="8.7cm" svg:y="16.1cm">
          <draw:text-box>
            <text:p>-</text:p>
          </draw:text-box>
        </draw:frame>
        <draw:frame draw:style-name="gr13" draw:text-style-name="P8" draw:layer="layout" svg:width="0.7cm" svg:height="0.645cm" svg:x="9.5cm" svg:y="6.955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9cm">
          <draw:text-box>
            <text:p><text:span text:style-name="T5">+</text:span></text:p>
          </draw:text-box>
        </draw:frame>
        <draw:frame draw:style-name="gr13" draw:text-style-name="P8" draw:layer="layout" svg:width="0.6cm" svg:height="0.645cm" svg:x="9.5cm" svg:y="8.355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0.359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3.96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5.455cm">
          <draw:text-box>
            <text:p><text:span text:style-name="T5">-</text:span></text:p>
          </draw:text-box>
        </draw:frame>
        <draw:custom-shape draw:style-name="gr14" draw:text-style-name="P4" xml:id="id6" draw:id="id6" draw:layer="layout" svg:width="3cm" svg:height="2cm" svg:x="4cm" svg:y="3.5cm">
          <text:p text:style-name="P1"><text:span text:style-name="T2">Contact</text:span><text:span text:style-name="T2">eur </text:span><text:span text:style-name="T2">Positif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3cm" svg:height="2cm" svg:x="4cm" svg:y="17.5cm">
          <text:p text:style-name="P1"><text:span text:style-name="T2">Contacteur Négatif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7" draw:id="id7" draw:layer="layout" svg:width="2.1cm" svg:height="6cm" svg:x="2cm" svg:y="8.5cm">
          <text:p text:style-name="P1"><text:span text:style-name="T2">Load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9cm" svg:y1="11cm" svg:x2="17cm" svg:y2="9cm" draw:start-shape="id3" draw:start-glue-point="3" draw:end-shape="id4" draw:end-glue-point="1" svg:d="M19000 11000h-1000v-2000h-1000" svg:viewBox="0 0 2001 2001">
          <text:p/>
        </draw:connector>
        <draw:connector draw:style-name="gr17" draw:text-style-name="P1" draw:layer="layout" svg:x1="19cm" svg:y1="11cm" svg:x2="17cm" svg:y2="14cm" draw:start-shape="id3" draw:start-glue-point="3" draw:end-shape="id5" svg:d="M19000 11000h-1000v3000h-1000" svg:viewBox="0 0 2001 3001">
          <text:p/>
        </draw:connector>
        <draw:connector draw:style-name="gr6" draw:text-style-name="P1" draw:layer="layout" svg:x1="4cm" svg:y1="4.5cm" svg:x2="3.05cm" svg:y2="8.5cm" draw:start-shape="id6" draw:start-glue-point="3" draw:end-shape="id7" draw:end-glue-point="0" svg:d="M4000 4500h-950v4000" svg:viewBox="0 0 951 4001">
          <text:p/>
        </draw:connector>
        <draw:connector draw:style-name="gr6" draw:text-style-name="P1" draw:layer="layout" svg:x1="3.05cm" svg:y1="14.5cm" svg:x2="4cm" svg:y2="18.5cm" draw:start-shape="id7" draw:start-glue-point="2" draw:end-shape="id8" draw:end-glue-point="3" svg:d="M3050 14500v4000h950" svg:viewBox="0 0 951 4001">
          <text:p/>
        </draw:connector>
        <draw:connector draw:style-name="gr17" draw:text-style-name="P1" draw:layer="layout" svg:x1="21.5cm" svg:y1="14cm" svg:x2="5.5cm" svg:y2="19.5cm" draw:start-shape="id3" draw:start-glue-point="2" draw:end-shape="id8" draw:end-glue-point="2" svg:d="M21500 14000v6001h-16000v-501" svg:viewBox="0 0 16001 6002">
          <text:p/>
        </draw:connector>
        <draw:connector draw:style-name="gr17" draw:text-style-name="P1" draw:layer="layout" svg:x1="21.5cm" svg:y1="8cm" svg:x2="5.5cm" svg:y2="3.5cm" draw:start-shape="id3" draw:start-glue-point="0" draw:end-shape="id6" draw:end-glue-point="0" svg:d="M21500 8000v-5001h-16000v501" svg:viewBox="0 0 16001 5002">
          <text:p/>
        </draw:connector>
        <draw:connector draw:style-name="gr17" draw:text-style-name="P1" draw:layer="layout" svg:x1="13cm" svg:y1="9cm" svg:x2="11cm" svg:y2="7.995cm" draw:start-shape="id4" draw:start-glue-point="3" draw:end-shape="id9" draw:end-glue-point="1" svg:d="M13000 9000h-1000v-1005h-1000" svg:viewBox="0 0 2001 1006">
          <text:p/>
        </draw:connector>
        <draw:connector draw:style-name="gr17" draw:text-style-name="P1" draw:layer="layout" svg:x1="13cm" svg:y1="9cm" svg:x2="11cm" svg:y2="10cm" draw:start-shape="id4" draw:start-glue-point="3" draw:end-shape="id10" draw:end-glue-point="1" svg:d="M13000 9000h-1000v1000h-1000" svg:viewBox="0 0 2001 1001">
          <text:p/>
        </draw:connector>
        <draw:connector draw:style-name="gr17" draw:text-style-name="P1" draw:layer="layout" svg:x1="13cm" svg:y1="14cm" svg:x2="11cm" svg:y2="12.995cm" draw:start-shape="id5" draw:start-glue-point="3" draw:end-shape="id2" svg:d="M13000 14000h-1000v-1005h-1000" svg:viewBox="0 0 2001 1006">
          <text:p/>
        </draw:connector>
        <draw:connector draw:style-name="gr17" draw:text-style-name="P1" draw:layer="layout" svg:x1="13cm" svg:y1="14cm" svg:x2="11cm" svg:y2="14.995cm" draw:start-shape="id5" draw:start-glue-point="3" draw:end-shape="id1" draw:end-glue-point="1" svg:d="M13000 14000h-1000v995h-1000" svg:viewBox="0 0 2001 996">
          <text:p/>
        </draw:connector>
        <draw:frame draw:style-name="gr18" draw:text-style-name="P7" draw:layer="layout" svg:width="2.686cm" svg:height="0.962cm" svg:x="4.7cm" svg:y="10.438cm">
          <draw:text-box>
            <text:p>Batterie</text:p>
          </draw:text-box>
        </draw:frame>
        <draw:connector draw:style-name="gr17" draw:text-style-name="P1" draw:layer="layout" svg:x1="21.5cm" svg:y1="14cm" svg:x2="9.5cm" svg:y2="16.581cm" draw:start-shape="id3" draw:start-glue-point="2" draw:end-shape="id11" draw:end-glue-point="1" svg:d="M21500 14000v2581h-12000" svg:viewBox="0 0 12001 2582">
          <text:p/>
        </draw:connector>
        <draw:frame draw:style-name="gr19" draw:text-style-name="P9" draw:layer="layout" svg:width="25.94cm" svg:height="1.97cm" svg:x="1cm" svg:y="0.802cm">
          <draw:text-box>
            <text:p text:style-name="P1"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G</text:span><text:span text:style-name="T6">é</text:span><text:span text:style-name="T6">n</text:span><text:span text:style-name="T6">é</text:span><text:span text:style-name="T6">r</text:span><text:span text:style-name="T6">a</text:span><text:span text:style-name="T6">l</text:span><text:span text:style-name="T6">e</text:span></text:p>
          </draw:text-box>
        </draw:frame>
        <draw:custom-shape draw:style-name="gr20" draw:text-style-name="P10" draw:layer="layout" svg:width="2.9cm" svg:height="2cm" svg:x="24.04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xml:id="id12" draw:id="id12" draw:layer="layout" svg:width="3cm" svg:height="2cm" svg:x="8cm" svg:y="17.5cm">
          <text:p text:style-name="P1"><text:span text:style-name="T2">Résistance </text:span><text:span text:style-name="T2">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5cm" svg:y1="12.49cm" svg:x2="9.5cm" svg:y2="10.5cm" draw:start-shape="id2" draw:start-glue-point="0" draw:end-shape="id10" draw:end-glue-point="2" svg:d="M9500 12490v-1990" svg:viewBox="0 0 1 1991">
          <text:p/>
        </draw:connector>
        <draw:frame draw:style-name="gr13" draw:text-style-name="P8" draw:layer="layout" svg:width="0.7cm" svg:height="0.645cm" svg:x="9.5cm" svg:y="12.001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3.356cm">
          <draw:text-box>
            <text:p><text:span text:style-name="T5">-</text:span></text:p>
          </draw:text-box>
        </draw:frame>
        <draw:connector draw:style-name="gr6" draw:text-style-name="P1" draw:layer="layout" svg:x1="7cm" svg:y1="4.5cm" svg:x2="9.5cm" svg:y2="7.49cm" draw:start-shape="id6" draw:start-glue-point="1" draw:end-shape="id9" draw:end-glue-point="0" svg:d="M7000 4500h2500v2990" svg:viewBox="0 0 2501 2991">
          <text:p/>
        </draw:connector>
        <draw:connector draw:style-name="gr6" draw:text-style-name="P1" draw:layer="layout" svg:x1="9.5cm" svg:y1="17.5cm" svg:x2="9.5cm" svg:y2="15.5cm" draw:start-shape="id12" draw:start-glue-point="0" draw:end-shape="id1" draw:end-glue-point="2" svg:d="M9500 17500v-2000" svg:viewBox="0 0 1 2001">
          <text:p/>
        </draw:connector>
        <draw:connector draw:style-name="gr6" draw:text-style-name="P1" draw:layer="layout" svg:x1="7cm" svg:y1="18.5cm" svg:x2="8cm" svg:y2="18.5cm" draw:start-shape="id8" draw:start-glue-point="1" draw:end-shape="id12" draw:end-glue-point="3" svg:d="M7000 18500h1000" svg:viewBox="0 0 1001 1">
          <text:p/>
        </draw:connector>
        <draw:line draw:style-name="gr21" draw:text-style-name="P11" draw:layer="layout" svg:x1="3.1cm" svg:y1="6cm" svg:x2="20.4cm" svg:y2="6cm">
          <text:p/>
        </draw:line>
        <draw:line draw:style-name="gr22" draw:text-style-name="P11" draw:layer="layout" svg:x1="20.4cm" svg:y1="6cm" svg:x2="20.4cm" svg:y2="8cm">
          <text:p/>
        </draw:line>
        <draw:connector draw:style-name="gr22" draw:text-style-name="P11" draw:layer="layout" svg:x1="11cm" svg:y1="18.5cm" svg:x2="12.2cm" svg:y2="18.5cm" draw:start-shape="id12" draw:start-glue-point="1" draw:end-shape="id13" draw:end-glue-point="3" svg:d="M11000 18500h1200" svg:viewBox="0 0 1201 1">
          <text:p/>
        </draw:connector>
        <draw:line draw:style-name="gr21" draw:text-style-name="P11" draw:layer="layout" svg:x1="16.2cm" svg:y1="18.5cm" svg:x2="22.8cm" svg:y2="18.5cm">
          <text:p/>
        </draw:line>
        <draw:line draw:style-name="gr22" draw:text-style-name="P11" draw:layer="layout" svg:x1="22.8cm" svg:y1="18.5cm" svg:x2="22.8cm" svg:y2="14cm">
          <text:p/>
        </draw:line>
        <draw:custom-shape draw:style-name="gr23" draw:text-style-name="P4" xml:id="id14" draw:id="id14" draw:layer="layout" svg:width="6.6cm" svg:height="1.8cm" svg:x="11.7cm" svg:y="3.3cm">
          <text:p text:style-name="P1"><text:span text:style-name="T2">C</text:span><text:span text:style-name="T2">ap</text:span><text:span text:style-name="T2">te</text:span><text:span text:style-name="T2">ur </text:span><text:span text:style-name="T2">de </text:span><text:span text:style-name="T2">te</text:span><text:span text:style-name="T2">m</text:span><text:span text:style-name="T2">pé</text:span><text:span text:style-name="T2">ra</text:span><text:span text:style-name="T2">tu</text:span><text:span text:style-name="T2">re</text:span></text:p>
          <text:p text:style-name="P1"><text:span text:style-name="T2">(S</text:span><text:span text:style-name="T2">ur </text:span><text:span text:style-name="T2">ch</text:span><text:span text:style-name="T2">aq</text:span><text:span text:style-name="T2">ue </text:span><text:span text:style-name="T2">m</text:span><text:span text:style-name="T2">od</text:span><text:span text:style-name="T2">ul</text:span><text:span text:style-name="T2">e </text:span><text:span text:style-name="T2">E</text:span><text:span text:style-name="T2">sc</text:span><text:span text:style-name="T2">la</text:span><text:span text:style-name="T2">ve</text:span><text:span text:style-name="T2">)</text:span></text:p>
          <draw:enhanced-geometry svg:viewBox="0 0 21600 21600" draw:type="rectangle" draw:enhanced-path="M 0 0 L 21600 0 21600 21600 0 21600 0 0 Z N"/>
        </draw:custom-shape>
        <draw:connector draw:style-name="gr24" draw:text-style-name="P11" draw:layer="layout" svg:x1="15cm" svg:y1="5.1cm" svg:x2="15cm" svg:y2="7.5cm" draw:start-shape="id14" draw:start-glue-point="2" draw:end-shape="id4" draw:end-glue-point="0" svg:d="M15000 5100v2400" svg:viewBox="0 0 1 2401">
          <text:p/>
        </draw:connector>
      </draw:page>
      <draw:page draw:name="Slave" draw:style-name="dp1" draw:master-page-name="Default">
        <draw:custom-shape draw:style-name="gr25" draw:text-style-name="P12" draw:layer="layout" svg:width="22.8cm" svg:height="17.8cm" svg:x="3.5cm" svg:y="2.6cm">
          <text:p text:style-name="P13"><text:span text:style-name="T7"/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2cm" svg:height="5.3cm" svg:x="4cm" svg:y="3.4cm">
          <text:p text:style-name="P13"><text:span text:style-name="T7"/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23" draw:id="id23" draw:layer="layout" svg:width="3cm" svg:height="2cm" svg:x="18.5cm" svg:y="11cm">
          <text:p text:style-name="P13">STM32F44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14cm" svg:height="2.79cm" svg:x="1cm" svg:y="17.4cm">
          <text:p text:style-name="P13"><text:span text:style-name="T7"/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6" draw:id="id16" draw:layer="layout" svg:width="1.9cm" svg:height="0.8cm" svg:x="9.55cm" svg:y="5.95cm">
          <text:p text:style-name="P13"><text:span text:style-name="T7">ADC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18" draw:id="id18" draw:layer="layout" svg:width="3cm" svg:height="1.137cm" svg:x="9.2cm" svg:y="7.163cm">
          <text:p text:style-name="P13"><text:span text:style-name="T7">Circuit de balancement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30" draw:id="id30" draw:layer="layout" svg:width="2.8cm" svg:height="1.36cm" svg:x="22.622cm" svg:y="15.2cm">
          <text:p text:style-name="P13"><text:span text:style-name="T7">Connecteur</text:span></text:p>
          <text:p text:style-name="P13"><text:span text:style-name="T7">CAN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xml:id="id27" draw:id="id27" draw:layer="layout" svg:width="2.956cm" svg:height="1.36cm" svg:x="22.544cm" svg:y="6.1cm">
          <text:p text:style-name="P13"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e</text:span><text:span text:style-name="T7">u</text:span><text:span text:style-name="T7">r</text:span></text:p>
          <text:p text:style-name="P13"><text:span text:style-name="T7">C</text:span><text:span text:style-name="T7">A</text:span><text:span text:style-name="T7">N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29" draw:id="id29" draw:layer="layout" svg:width="2.132cm" svg:height="1.3cm" svg:x="22.956cm" svg:y="11.35cm">
          <text:p text:style-name="P13"><text:span text:style-name="T7">Driver</text:span></text:p>
          <text:p text:style-name="P13"><text:span text:style-name="T7">CAN</text:span></text:p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25.94cm" svg:height="1.97cm" svg:x="1cm" svg:y="0.759cm">
          <draw:text-box>
            <text:p text:style-name="P16"><text:span text:style-name="T8">Mod</text:span><text:span text:style-name="T8">ule </text:span><text:span text:style-name="T8">Escl</text:span><text:span text:style-name="T8">ave</text:span></text:p>
          </draw:text-box>
        </draw:frame>
        <draw:custom-shape draw:style-name="gr34" draw:text-style-name="P12" xml:id="id17" draw:id="id17" draw:layer="layout" svg:width="2.3cm" svg:height="1.1cm" svg:x="13cm" svg:y="5.8cm">
          <text:p text:style-name="P13"><text:span text:style-name="T7">Is</text:span><text:span text:style-name="T7">ol</text:span><text:span text:style-name="T7">at</text:span><text:span text:style-name="T7">eu</text:span><text:span text:style-name="T7">r </text:span><text:span text:style-name="T7">di</text:span><text:span text:style-name="T7">git</text:span><text:span text:style-name="T7">al</text:span><text:span text:style-name="T7">e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xml:id="id15" draw:id="id15" draw:layer="layout" svg:width="3cm" svg:height="0.6cm" svg:x="9cm" svg:y="3.85cm">
          <text:p text:style-name="P13"><text:span text:style-name="T7">Al</text:span><text:span text:style-name="T7">im</text:span><text:span text:style-name="T7">e</text:span><text:span text:style-name="T7">nt</text:span><text:span text:style-name="T7">ati</text:span><text:span text:style-name="T7">o</text:span><text:span text:style-name="T7">n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1.8cm" svg:height="2.1cm" svg:x="4.2cm" svg:y="5.8cm">
          <text:p text:style-name="P13"><text:span text:style-name="T7">Co</text:span><text:span text:style-name="T7">nn.</text:span></text:p>
          <text:p text:style-name="P13"><text:span text:style-name="T7">2 </text:span><text:span text:style-name="T7">pos</text:span><text:span text:style-name="T7">.</text:span>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0.5cm" svg:y1="4.45cm" svg:x2="10.5cm" svg:y2="5.95cm" draw:start-shape="id15" draw:start-glue-point="2" draw:end-shape="id16" draw:end-glue-point="0" svg:d="M10500 4450v1500" svg:viewBox="0 0 1 1501">
          <text:p/>
        </draw:connector>
        <draw:frame draw:style-name="gr38" draw:text-style-name="P19" draw:layer="layout" svg:width="1.4cm" svg:height="0.725cm" svg:x="10.6cm" svg:y="4.875cm">
          <draw:text-box>
            <text:p text:style-name="P18"><text:span text:style-name="T9">4.8V</text:span></text:p>
          </draw:text-box>
        </draw:frame>
        <draw:connector draw:style-name="gr22" draw:text-style-name="P11" draw:layer="layout" draw:line-skew="-0.225cm" svg:x1="10.5cm" svg:y1="4.45cm" svg:x2="14.15cm" svg:y2="5.8cm" draw:start-shape="id15" draw:start-glue-point="2" draw:end-shape="id17" draw:end-glue-point="0" svg:d="M10500 4450v450h3650v900" svg:viewBox="0 0 3651 1351">
          <text:p/>
        </draw:connector>
        <draw:frame draw:style-name="gr39" draw:text-style-name="P19" draw:layer="layout" svg:width="1.1cm" svg:height="0.725cm" svg:x="14.2cm" svg:y="4.801cm">
          <draw:text-box>
            <text:p text:style-name="P18"><text:span text:style-name="T9">5V</text:span></text:p>
          </draw:text-box>
        </draw:frame>
        <draw:connector draw:style-name="gr22" draw:text-style-name="P11" draw:layer="layout" svg:x1="14.15cm" svg:y1="6.9cm" svg:x2="12.2cm" svg:y2="7.731cm" draw:start-shape="id17" draw:start-glue-point="2" draw:end-shape="id18" draw:end-glue-point="1" svg:d="M14150 6900v831h-1950" svg:viewBox="0 0 1951 832">
          <text:p/>
        </draw:connector>
        <draw:connector draw:style-name="gr40" draw:text-style-name="P11" draw:layer="layout" svg:x1="13cm" svg:y1="6.35cm" svg:x2="11.45cm" svg:y2="6.35cm" draw:start-shape="id17" draw:start-glue-point="3" draw:end-shape="id16" draw:end-glue-point="1" svg:d="M13000 6350h-1550" svg:viewBox="0 0 1551 1">
          <text:p/>
        </draw:connector>
        <draw:frame draw:style-name="gr41" draw:text-style-name="P19" draw:layer="layout" svg:width="1.2cm" svg:height="0.725cm" svg:x="11.6cm" svg:y="5.5cm">
          <draw:text-box>
            <text:p text:style-name="P18"><text:span text:style-name="T9">S</text:span><text:span text:style-name="T9">P</text:span><text:span text:style-name="T9">I</text:span></text:p>
          </draw:text-box>
        </draw:frame>
        <draw:frame draw:style-name="gr38" draw:text-style-name="P19" draw:layer="layout" svg:width="1.6cm" svg:height="0.725cm" svg:x="12.7cm" svg:y="7.101cm">
          <draw:text-box>
            <text:p text:style-name="P18"><text:span text:style-name="T9">PWM</text:span></text:p>
          </draw:text-box>
        </draw:frame>
        <draw:frame draw:style-name="gr38" draw:text-style-name="P19" draw:layer="layout" svg:width="2.3cm" svg:height="0.725cm" svg:x="5.9cm" svg:y="5.7cm">
          <draw:text-box>
            <text:p text:style-name="P18"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+</text:span></text:p>
          </draw:text-box>
        </draw:frame>
        <draw:frame draw:style-name="gr38" draw:text-style-name="P19" draw:layer="layout" svg:width="2.3cm" svg:height="0.725cm" svg:x="5.9cm" svg:y="6.6cm">
          <draw:text-box>
            <text:p text:style-name="P18"><text:span text:style-name="T9">Module-</text:span></text:p>
          </draw:text-box>
        </draw:frame>
        <draw:line draw:style-name="gr22" draw:text-style-name="P11" draw:layer="layout" svg:x1="6.041cm" svg:y1="6.325cm" svg:x2="9.5cm" svg:y2="6.325cm">
          <text:p/>
        </draw:line>
        <draw:line draw:style-name="gr21" draw:text-style-name="P11" draw:layer="layout" svg:x1="8.2cm" svg:y1="6.3cm" svg:x2="8.2cm" svg:y2="4.3cm">
          <text:p/>
        </draw:line>
        <draw:line draw:style-name="gr22" draw:text-style-name="P11" draw:layer="layout" svg:x1="8.2cm" svg:y1="4.3cm" svg:x2="9cm" svg:y2="4.3cm">
          <text:p/>
        </draw:line>
        <draw:line draw:style-name="gr21" draw:text-style-name="P11" draw:layer="layout" svg:x1="6cm" svg:y1="7.3cm" svg:x2="7.7cm" svg:y2="7.3cm">
          <text:p/>
        </draw:line>
        <draw:line draw:style-name="gr42" draw:text-style-name="P11" draw:layer="layout" svg:x1="7.7cm" svg:y1="7.3cm" svg:x2="7.7cm" svg:y2="8.6cm">
          <text:p/>
        </draw:line>
        <draw:custom-shape draw:style-name="gr34" draw:text-style-name="P12" xml:id="id19" draw:id="id19" draw:layer="layout" svg:width="2.3cm" svg:height="1.1cm" svg:x="13cm" svg:y="3.6cm">
          <text:p text:style-name="P13"><text:span text:style-name="T7">Opto Isolateur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13cm" svg:y1="4.15cm" svg:x2="12cm" svg:y2="4.15cm" draw:start-shape="id19" draw:start-glue-point="3" draw:end-shape="id15" draw:end-glue-point="1" svg:d="M13000 4150h-1000" svg:viewBox="0 0 1001 1">
          <text:p/>
        </draw:connector>
        <draw:frame draw:style-name="gr43" draw:text-style-name="P19" draw:layer="layout" svg:width="8.3cm" svg:height="1.199cm" svg:x="6cm" svg:y="2.7cm">
          <draw:text-box>
            <text:p text:style-name="P18"><text:span text:style-name="T9">Circuit lecture de tension et balancement</text:span></text:p>
          </draw:text-box>
        </draw:frame>
        <draw:line draw:style-name="gr22" draw:text-style-name="P11" draw:layer="layout" svg:x1="8.4cm" svg:y1="7.8cm" svg:x2="9.2cm" svg:y2="7.8cm">
          <text:p/>
        </draw:line>
        <draw:line draw:style-name="gr21" draw:text-style-name="P11" draw:layer="layout" svg:x1="8.4cm" svg:y1="7.8cm" svg:x2="8.4cm" svg:y2="6.3cm">
          <text:p/>
        </draw:line>
        <draw:custom-shape draw:style-name="gr36" draw:text-style-name="P12" draw:layer="layout" svg:width="1.8cm" svg:height="2.1cm" svg:x="4.2cm" svg:y="17.6cm">
          <text:p text:style-name="P13"><text:span text:style-name="T7">Conn.</text:span></text:p>
          <text:p text:style-name="P13"><text:span text:style-name="T7">2 pos.</text:span></text:p>
          <draw:enhanced-geometry svg:viewBox="0 0 21600 21600" draw:type="rectangle" draw:enhanced-path="M 0 0 L 21600 0 21600 21600 0 21600 0 0 Z N"/>
        </draw:custom-shape>
        <draw:frame draw:style-name="gr44" draw:text-style-name="P20" draw:layer="layout" svg:width="6.7cm" svg:height="0.725cm" svg:x="4cm" svg:y="16.675cm">
          <draw:text-box>
            <text:p text:style-name="P13"><text:span text:style-name="T7">Circuit </text:span><text:span text:style-name="T7">de </text:span><text:span text:style-name="T7">lectur</text:span><text:span text:style-name="T7">e de </text:span><text:span text:style-name="T7">tempé</text:span><text:span text:style-name="T7">rature</text:span></text:p>
          </draw:text-box>
        </draw:frame>
        <draw:custom-shape draw:style-name="gr45" draw:text-style-name="P12" xml:id="id21" draw:id="id21" draw:layer="layout" svg:width="2.75cm" svg:height="0.8cm" svg:x="9.65cm" svg:y="17.9cm">
          <text:p text:style-name="P13"><text:span text:style-name="T7">Resistan</text:span><text:span text:style-name="T7">ce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20" draw:id="id20" draw:layer="layout" svg:width="1.45cm" svg:height="0.8cm" svg:x="13.15cm" svg:y="17.9cm">
          <text:p text:style-name="P13"><text:span text:style-name="T7">3.3V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15cm" svg:y1="18.3cm" svg:x2="12.4cm" svg:y2="18.3cm" draw:start-shape="id20" draw:start-glue-point="3" draw:end-shape="id21" draw:end-glue-point="1" svg:d="M13150 18300h-750" svg:viewBox="0 0 751 1">
          <text:p/>
        </draw:connector>
        <draw:line draw:style-name="gr42" draw:text-style-name="P11" draw:layer="layout" svg:x1="7.4cm" svg:y1="19.1cm" svg:x2="7.4cm" svg:y2="20.091cm">
          <text:p/>
        </draw:line>
        <draw:frame draw:style-name="gr39" draw:text-style-name="P19" draw:layer="layout" svg:width="1.5cm" svg:height="0.725cm" svg:x="6cm" svg:y="18.5cm">
          <draw:text-box>
            <text:p text:style-name="P18"><text:span text:style-name="T9">GND</text:span></text:p>
          </draw:text-box>
        </draw:frame>
        <draw:custom-shape draw:style-name="gr46" draw:text-style-name="P12" draw:layer="layout" svg:width="1.45cm" svg:height="0.8cm" svg:x="1.45cm" svg:y="17.9cm">
          <text:p text:style-name="P13"><text:span text:style-name="T7">NT</text:span><text:span text:style-name="T7">C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cm" svg:y1="19.1cm" svg:x2="7.4cm" svg:y2="19.1cm">
          <text:p/>
        </draw:line>
        <draw:line draw:style-name="gr22" draw:text-style-name="P11" xml:id="id22" draw:id="id22" draw:layer="layout" svg:x1="9.6cm" svg:y1="18.3cm" svg:x2="6cm" svg:y2="18.3cm">
          <text:p/>
        </draw:line>
        <draw:line draw:style-name="gr22" draw:text-style-name="P11" draw:layer="layout" svg:x1="4.2cm" svg:y1="18.3cm" svg:x2="2.9cm" svg:y2="18.3cm">
          <text:p/>
        </draw:line>
        <draw:line draw:style-name="gr22" draw:text-style-name="P11" draw:layer="layout" svg:x1="1.2cm" svg:y1="19.1cm" svg:x2="4.2cm" svg:y2="19.1cm">
          <text:p/>
        </draw:line>
        <draw:line draw:style-name="gr21" draw:text-style-name="P11" draw:layer="layout" svg:x1="1.2cm" svg:y1="19.1cm" svg:x2="1.2cm" svg:y2="18.3cm">
          <text:p/>
        </draw:line>
        <draw:line draw:style-name="gr21" draw:text-style-name="P11" draw:layer="layout" svg:x1="1.2cm" svg:y1="18.3cm" svg:x2="1.4cm" svg:y2="18.3cm">
          <text:p/>
        </draw:line>
        <draw:connector draw:style-name="gr22" draw:text-style-name="P11" draw:layer="layout" draw:line-skew="2.124cm" svg:x1="7.8cm" svg:y1="18.3cm" svg:x2="20cm" svg:y2="13cm" draw:start-shape="id22" draw:start-glue-point="0" draw:end-shape="id23" draw:end-glue-point="2" svg:d="M7800 18300v-600h12200v-4700" svg:viewBox="0 0 12201 5301">
          <text:p/>
        </draw:connector>
        <draw:custom-shape draw:style-name="gr47" draw:text-style-name="P12" xml:id="id24" draw:id="id24" draw:layer="layout" svg:width="8.6cm" svg:height="1.1cm" svg:x="7.2cm" svg:y="9.1cm">
          <text:p text:style-name="P21">Circuit lecture de tension et balanc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xml:id="id31" draw:id="id31" draw:layer="layout" svg:width="1.8cm" svg:height="1.1cm" svg:x="4.2cm" svg:y="9.1cm">
          <text:p text:style-name="P13"><text:span text:style-name="T7">Conn.</text:span></text:p>
          <text:p text:style-name="P13"><text:span text:style-name="T7">2 po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2" xml:id="id25" draw:id="id25" draw:layer="layout" svg:width="8.6cm" svg:height="1.1cm" svg:x="7.2cm" svg:y="10.4cm">
          <text:p text:style-name="P21">Circuit lecture de tension et balancement</text:p>
          <draw:enhanced-geometry svg:viewBox="0 0 21600 21600" draw:type="rectangle" draw:enhanced-path="M 0 0 L 21600 0 21600 21600 0 21600 0 0 Z N"/>
        </draw:custom-shape>
        <draw:custom-shape draw:style-name="gr48" draw:text-style-name="P12" xml:id="id32" draw:id="id32" draw:layer="layout" svg:width="1.8cm" svg:height="1.1cm" svg:x="4.2cm" svg:y="10.4cm">
          <text:p text:style-name="P13"><text:span text:style-name="T7">Conn.</text:span></text:p>
          <text:p text:style-name="P13"><text:span text:style-name="T7">2 p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xml:id="id26" draw:id="id26" draw:layer="layout" svg:width="8.6cm" svg:height="1.1cm" svg:x="7.2cm" svg:y="14.9cm">
          <text:p text:style-name="P21">Circuit lecture de tension et balancement</text:p>
          <draw:enhanced-geometry svg:viewBox="0 0 21600 21600" draw:type="rectangle" draw:enhanced-path="M 0 0 L 21600 0 21600 21600 0 21600 0 0 Z N"/>
        </draw:custom-shape>
        <draw:custom-shape draw:style-name="gr48" draw:text-style-name="P12" xml:id="id33" draw:id="id33" draw:layer="layout" svg:width="1.8cm" svg:height="1.1cm" svg:x="4.2cm" svg:y="14.9cm">
          <text:p text:style-name="P13"><text:span text:style-name="T7">Conn.</text:span></text:p>
          <text:p text:style-name="P13"><text:span text:style-name="T7">2 pos.</text:span></text:p>
          <draw:enhanced-geometry svg:viewBox="0 0 21600 21600" draw:type="rectangle" draw:enhanced-path="M 0 0 L 21600 0 21600 21600 0 21600 0 0 Z N"/>
        </draw:custom-shape>
        <draw:frame draw:style-name="gr49" draw:text-style-name="P22" draw:layer="layout" svg:width="3.4cm" svg:height="3cm" svg:x="9.1cm" svg:y="12cm">
          <draw:text-box>
            <text:p text:style-name="P1">.</text:p>
            <text:p text:style-name="P1">.</text:p>
            <text:p text:style-name="P1">.</text:p>
          </draw:text-box>
        </draw:frame>
        <draw:frame draw:style-name="gr50" draw:text-style-name="P7" draw:layer="layout" svg:width="4.5cm" svg:height="1cm" svg:x="4.5cm" svg:y="12.8cm">
          <draw:text-box>
            <text:p>8 circuits total</text:p>
          </draw:text-box>
        </draw:frame>
        <draw:frame draw:style-name="gr51" draw:text-style-name="P19" draw:layer="layout" svg:width="2cm" svg:height="0.9cm" svg:x="17.1cm" svg:y="17.1cm">
          <draw:text-box>
            <text:p text:style-name="P18"><text:span text:style-name="T9">ADC</text:span></text:p>
          </draw:text-box>
        </draw:frame>
        <draw:frame draw:style-name="gr43" draw:text-style-name="P19" draw:layer="layout" svg:width="1.6cm" svg:height="1.199cm" svg:x="16.1cm" svg:y="5.2cm">
          <draw:text-box>
            <text:p text:style-name="P18"><text:span text:style-name="T9">SPI</text:span><text:span text:style-name="T9"><text:line-break/></text:span><text:span text:style-name="T9">PWM</text:span></text:p>
          </draw:text-box>
        </draw:frame>
        <draw:frame draw:style-name="gr52" draw:text-style-name="P19" draw:layer="layout" svg:width="1.7cm" svg:height="0.725cm" svg:x="16.1cm" svg:y="3.5cm">
          <draw:text-box>
            <text:p text:style-name="P18"><text:span text:style-name="T9">GPIO</text:span></text:p>
          </draw:text-box>
        </draw:frame>
        <draw:connector draw:style-name="gr22" draw:text-style-name="P11" draw:layer="layout" draw:line-skew="1.1cm" svg:x1="18.5cm" svg:y1="12cm" svg:x2="15.3cm" svg:y2="6.35cm" draw:start-shape="id23" draw:start-glue-point="3" draw:end-shape="id17" draw:end-glue-point="1" svg:d="M18500 12000h-500v-5650h-2700" svg:viewBox="0 0 3201 5651">
          <text:p/>
        </draw:connector>
        <draw:connector draw:style-name="gr22" draw:text-style-name="P11" draw:layer="layout" draw:line-skew="1.091cm" svg:x1="17.991cm" svg:y1="6.35cm" svg:x2="15.3cm" svg:y2="4.15cm" draw:end-shape="id19" draw:end-glue-point="1" svg:d="M17991 6350h9v-2200h-2700" svg:viewBox="0 0 2701 2201">
          <text:p/>
        </draw:connector>
        <draw:connector draw:style-name="gr22" draw:text-style-name="P11" draw:layer="layout" draw:line-skew="0.85cm" svg:x1="18.5cm" svg:y1="12cm" svg:x2="15.8cm" svg:y2="9.65cm" draw:start-shape="id23" draw:start-glue-point="3" draw:end-shape="id24" draw:end-glue-point="1" svg:d="M18500 12000h-500v-2350h-2200" svg:viewBox="0 0 2701 2351">
          <text:p/>
        </draw:connector>
        <draw:connector draw:style-name="gr22" draw:text-style-name="P11" draw:layer="layout" draw:line-skew="0.85cm" svg:x1="18.5cm" svg:y1="12cm" svg:x2="15.8cm" svg:y2="10.95cm" draw:start-shape="id23" draw:start-glue-point="3" draw:end-shape="id25" draw:end-glue-point="1" svg:d="M18500 12000h-500v-1050h-2200" svg:viewBox="0 0 2701 1051">
          <text:p/>
        </draw:connector>
        <draw:connector draw:style-name="gr22" draw:text-style-name="P11" draw:layer="layout" draw:line-skew="0.85cm" svg:x1="18.5cm" svg:y1="12cm" svg:x2="15.8cm" svg:y2="15.45cm" draw:start-shape="id23" draw:start-glue-point="3" draw:end-shape="id26" draw:end-glue-point="1" svg:d="M18500 12000h-500v3450h-2200" svg:viewBox="0 0 2701 3451">
          <text:p/>
        </draw:connector>
        <draw:custom-shape draw:style-name="gr53" draw:text-style-name="P12" xml:id="id28" draw:id="id28" draw:layer="layout" svg:width="3cm" svg:height="1.3cm" svg:x="19cm" svg:y="8.1cm">
          <text:p text:style-name="P13"><text:span text:style-name="T7">Alim</text:span><text:span text:style-name="T7">enta</text:span><text:span text:style-name="T7">tion</text:span></text:p>
          <text:p text:style-name="P13"><text:span text:style-name="T7">3.3V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22.544cm" svg:y1="6.78cm" svg:x2="20.5cm" svg:y2="8.1cm" draw:start-shape="id27" draw:start-glue-point="3" draw:end-shape="id28" draw:end-glue-point="0" svg:d="M22544 6780h-2044v1320" svg:viewBox="0 0 2045 1321">
          <text:p/>
        </draw:connector>
        <draw:frame draw:style-name="gr54" draw:text-style-name="P19" draw:layer="layout" svg:width="1.3cm" svg:height="0.8cm" svg:x="20.8cm" svg:y="6.1cm">
          <draw:text-box>
            <text:p text:style-name="P18"><text:span text:style-name="T9">1</text:span><text:span text:style-name="T9">2</text:span><text:span text:style-name="T9">V</text:span></text:p>
          </draw:text-box>
        </draw:frame>
        <draw:connector draw:style-name="gr40" draw:text-style-name="P11" draw:layer="layout" svg:x1="24.022cm" svg:y1="7.46cm" svg:x2="24.022cm" svg:y2="11.35cm" draw:start-shape="id27" draw:start-glue-point="2" draw:end-shape="id29" draw:end-glue-point="0" svg:d="M24022 7460v3890" svg:viewBox="0 0 1 3891">
          <text:p/>
        </draw:connector>
        <draw:connector draw:style-name="gr55" draw:text-style-name="P11" draw:layer="layout" svg:x1="21.5cm" svg:y1="12cm" svg:x2="22.956cm" svg:y2="12cm" draw:start-shape="id23" draw:start-glue-point="1" draw:end-shape="id29" draw:end-glue-point="3" svg:d="M21500 12000h1456" svg:viewBox="0 0 1457 1">
          <text:p/>
        </draw:connector>
        <draw:connector draw:style-name="gr40" draw:text-style-name="P11" draw:layer="layout" svg:x1="24.022cm" svg:y1="12.65cm" svg:x2="24.022cm" svg:y2="15.2cm" draw:start-shape="id29" draw:start-glue-point="2" draw:end-shape="id30" draw:end-glue-point="0" svg:d="M24022 12650v2550" svg:viewBox="0 0 1 2551">
          <text:p/>
        </draw:connector>
        <draw:connector draw:style-name="gr22" draw:text-style-name="P11" draw:layer="layout" svg:x1="25.422cm" svg:y1="15.88cm" svg:x2="26.963cm" svg:y2="15.875cm" draw:start-shape="id30" draw:start-glue-point="1" svg:d="M25422 15880h1034v-5h507" svg:viewBox="0 0 1542 6">
          <text:p/>
        </draw:connector>
        <draw:connector draw:style-name="gr22" draw:text-style-name="P11" draw:layer="layout" svg:x1="26.934cm" svg:y1="6.781cm" svg:x2="25.5cm" svg:y2="6.78cm" draw:end-shape="id27" draw:end-glue-point="1" svg:d="M26934 6781h-453v-1h-981" svg:viewBox="0 0 1435 2">
          <text:p/>
        </draw:connector>
        <draw:line draw:style-name="gr22" draw:text-style-name="P11" draw:layer="layout" svg:x1="1.4cm" svg:y1="6.2cm" svg:x2="4.2cm" svg:y2="6.2cm">
          <text:p/>
        </draw:line>
        <draw:line draw:style-name="gr22" draw:text-style-name="P11" draw:layer="layout" svg:x1="1.391cm" svg:y1="7.5cm" svg:x2="4.191cm" svg:y2="7.5cm">
          <text:p/>
        </draw:line>
        <draw:frame draw:style-name="gr38" draw:text-style-name="P19" draw:layer="layout" svg:width="2.3cm" svg:height="0.725cm" svg:x="1.3cm" svg:y="5.601cm">
          <draw:text-box>
            <text:p text:style-name="P18"><text:span text:style-name="T9">Module+</text:span></text:p>
          </draw:text-box>
        </draw:frame>
        <draw:frame draw:style-name="gr38" draw:text-style-name="P19" draw:layer="layout" svg:width="2.3cm" svg:height="0.725cm" svg:x="1.3cm" svg:y="6.901cm">
          <draw:text-box>
            <text:p text:style-name="P18"><text:span text:style-name="T9">Mo</text:span><text:span text:style-name="T9">dul</text:span><text:span text:style-name="T9">e-</text:span></text:p>
          </draw:text-box>
        </draw:frame>
        <draw:line draw:style-name="gr22" draw:text-style-name="P11" draw:layer="layout" svg:x1="1.4cm" svg:y1="9.7cm" svg:x2="4.2cm" svg:y2="9.7cm">
          <text:p/>
        </draw:line>
        <draw:line draw:style-name="gr22" draw:text-style-name="P11" draw:layer="layout" svg:x1="1.391cm" svg:y1="10.9cm" svg:x2="4.191cm" svg:y2="10.9cm">
          <text:p/>
        </draw:line>
        <draw:line draw:style-name="gr22" draw:text-style-name="P11" draw:layer="layout" svg:x1="1.391cm" svg:y1="15.5cm" svg:x2="4.191cm" svg:y2="15.5cm">
          <text:p/>
        </draw:line>
        <draw:frame draw:style-name="gr38" draw:text-style-name="P19" draw:layer="layout" svg:width="2.3cm" svg:height="0.725cm" svg:x="1.3cm" svg:y="9.102cm">
          <draw:text-box>
            <text:p text:style-name="P18"><text:span text:style-name="T9">Module</text:span></text:p>
          </draw:text-box>
        </draw:frame>
        <draw:frame draw:style-name="gr38" draw:text-style-name="P19" draw:layer="layout" svg:width="2.3cm" svg:height="0.725cm" svg:x="1.3cm" svg:y="10.303cm">
          <draw:text-box>
            <text:p text:style-name="P18"><text:span text:style-name="T9">Module</text:span></text:p>
          </draw:text-box>
        </draw:frame>
        <draw:frame draw:style-name="gr38" draw:text-style-name="P19" draw:layer="layout" svg:width="2.3cm" svg:height="0.725cm" svg:x="1.3cm" svg:y="14.903cm">
          <draw:text-box>
            <text:p text:style-name="P18"><text:span text:style-name="T9">Module</text:span></text:p>
          </draw:text-box>
        </draw:frame>
        <draw:connector draw:style-name="gr22" draw:text-style-name="P11" draw:layer="layout" svg:x1="6cm" svg:y1="9.65cm" svg:x2="7.2cm" svg:y2="9.65cm" draw:start-shape="id31" draw:start-glue-point="1" draw:end-shape="id24" draw:end-glue-point="3" svg:d="M6000 9650h1200" svg:viewBox="0 0 1201 1">
          <text:p/>
        </draw:connector>
        <draw:connector draw:style-name="gr22" draw:text-style-name="P11" draw:layer="layout" svg:x1="6cm" svg:y1="10.95cm" svg:x2="7.2cm" svg:y2="10.95cm" draw:start-shape="id32" draw:start-glue-point="1" draw:end-shape="id25" draw:end-glue-point="3" svg:d="M6000 10950h1200" svg:viewBox="0 0 1201 1">
          <text:p/>
        </draw:connector>
        <draw:connector draw:style-name="gr22" draw:text-style-name="P11" draw:layer="layout" svg:x1="6cm" svg:y1="15.45cm" svg:x2="7.2cm" svg:y2="15.45cm" draw:start-shape="id33" draw:start-glue-point="1" draw:end-shape="id26" draw:end-glue-point="3" svg:d="M6000 15450h1200" svg:viewBox="0 0 1201 1">
          <text:p/>
        </draw:connector>
        <draw:frame draw:style-name="gr43" draw:text-style-name="P19" draw:layer="layout" svg:width="1.5cm" svg:height="1.199cm" svg:x="22.7cm" svg:y="8.9cm">
          <draw:text-box>
            <text:p text:style-name="P18"><text:span text:style-name="T9">CAN</text:span></text:p>
            <text:p text:style-name="P18"><text:span text:style-name="T9">Bus</text:span></text:p>
          </draw:text-box>
        </draw:frame>
        <draw:frame draw:style-name="gr43" draw:text-style-name="P19" draw:layer="layout" svg:width="1.5cm" svg:height="1.199cm" svg:x="22.7cm" svg:y="13.401cm">
          <draw:text-box>
            <text:p text:style-name="P18"><text:span text:style-name="T9">CA</text:span><text:span text:style-name="T9">N</text:span></text:p>
            <text:p text:style-name="P18"><text:span text:style-name="T9">Bus</text:span></text:p>
          </draw:text-box>
        </draw:frame>
        <draw:frame draw:style-name="gr43" draw:text-style-name="P19" draw:layer="layout" svg:width="1.5cm" svg:height="1.199cm" svg:x="21.6cm" svg:y="10.701cm">
          <draw:text-box>
            <text:p text:style-name="P18"><text:span text:style-name="T9">CA</text:span><text:span text:style-name="T9">N</text:span></text:p>
            <text:p text:style-name="P18"><text:span text:style-name="T9">Bus</text:span></text:p>
          </draw:text-box>
        </draw:frame>
      </draw:page>
      <draw:page draw:name="Maitre" draw:style-name="dp1" draw:master-page-name="Default">
        <draw:custom-shape draw:style-name="gr56" draw:text-style-name="P3" draw:layer="layout" svg:width="24.099cm" svg:height="17.748cm" svg:x="2.589cm" svg:y="2.43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5.164cm" svg:height="1.749cm" svg:x="3.516cm" svg:y="14.7cm">
          <text:p text:style-name="P1"><text:span text:style-name="T10">Connecteur</text:span></text:p>
          <text:p text:style-name="P1"><text:span text:style-name="T10">CAN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41" draw:id="id41" draw:layer="layout" svg:width="5.826cm" svg:height="1.749cm" svg:x="9.342cm" svg:y="14.7cm">
          <text:p text:style-name="P1"><text:span text:style-name="T3">Driver</text:span></text:p>
          <text:p text:style-name="P1"><text:span text:style-name="T3">CAN</text:span></text:p>
          <text:p text:style-name="P1"><text:span text:style-name="T3">Esclave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25.94cm" svg:height="1.97cm" svg:x="0.998cm" svg:y="0.845cm">
          <draw:text-box>
            <text:p text:style-name="P1"><text:span text:style-name="T6">M</text:span><text:span text:style-name="T6">o</text:span><text:span text:style-name="T6">d</text:span><text:span text:style-name="T6">u</text:span><text:span text:style-name="T6">l</text:span><text:span text:style-name="T6">e</text:span><text:span text:style-name="T6"> </text:span><text:span text:style-name="T6">M</text:span><text:span text:style-name="T6">a</text:span><text:span text:style-name="T6">î</text:span><text:span text:style-name="T6">t</text:span><text:span text:style-name="T6">r</text:span><text:span text:style-name="T6">e</text:span></text:p>
          </draw:text-box>
        </draw:frame>
        <draw:custom-shape draw:style-name="gr59" draw:text-style-name="P25" xml:id="id38" draw:id="id38" draw:layer="layout" svg:width="5.826cm" svg:height="1.435cm" svg:x="9.342cm" svg:y="8.929cm">
          <text:p text:style-name="P1"><text:span text:style-name="T9">Driver</text:span></text:p>
          <text:p text:style-name="P1"><text:span text:style-name="T9">CAN</text:span></text:p>
          <text:p text:style-name="P1"><text:span text:style-name="T9">Extérieur</text:span></text:p>
          <draw:enhanced-geometry svg:viewBox="0 0 21600 21600" draw:type="rectangle" draw:enhanced-path="M 0 0 L 21600 0 21600 21600 0 21600 0 0 Z N"/>
        </draw:custom-shape>
        <draw:custom-shape draw:style-name="gr60" draw:text-style-name="P26" xml:id="id35" draw:id="id35" draw:layer="layout" svg:width="5.826cm" svg:height="1.737cm" svg:x="9.325cm" svg:y="3.049cm">
          <text:p text:style-name="P1"><text:span text:style-name="T3">Circuit Contrôle contacteur +</text:span></text:p>
          <draw:enhanced-geometry svg:viewBox="0 0 21600 21600" draw:type="rectangle" draw:enhanced-path="M 0 0 L 21600 0 21600 21600 0 21600 0 0 Z N"/>
        </draw:custom-shape>
        <draw:custom-shape draw:style-name="gr60" draw:text-style-name="P27" xml:id="id36" draw:id="id36" draw:layer="layout" svg:width="5.826cm" svg:height="1.737cm" svg:x="9.325cm" svg:y="5.012cm">
          <text:p text:style-name="P1"><text:span text:style-name="T11">Circuit Précharge contacteur +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xml:id="id34" draw:id="id34" draw:layer="layout" svg:width="5.429cm" svg:height="2.568cm" svg:x="20.465cm" svg:y="7.418cm">
          <text:p text:style-name="P1"><text:span text:style-name="T2">STM32F4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8.679cm" svg:y1="15.573cm" svg:x2="9.341cm" svg:y2="15.573cm">
          <text:p/>
        </draw:line>
        <draw:line draw:style-name="gr24" draw:text-style-name="P11" draw:layer="layout" svg:x1="9.342cm" svg:y1="3.869cm" svg:x2="8.68cm" svg:y2="3.869cm">
          <text:p/>
        </draw:line>
        <draw:line draw:style-name="gr24" draw:text-style-name="P11" draw:layer="layout" svg:x1="9.342cm" svg:y1="5.757cm" svg:x2="8.68cm" svg:y2="5.757cm">
          <text:p/>
        </draw:line>
        <draw:line draw:style-name="gr24" draw:text-style-name="P11" draw:layer="layout" svg:x1="3.516cm" svg:y1="3.567cm" svg:x2="1cm" svg:y2="3.567cm">
          <text:p/>
        </draw:line>
        <draw:custom-shape draw:style-name="gr62" draw:text-style-name="P23" draw:layer="layout" svg:width="5.164cm" svg:height="10.573cm" svg:x="3.518cm" svg:y="3.114cm">
          <text:p text:style-name="P1"><text:span text:style-name="T10">Connecteur 22 positions</text:span></text:p>
          <draw:enhanced-geometry svg:viewBox="0 0 21600 21600" draw:type="rectangle" draw:enhanced-path="M 0 0 L 21600 0 21600 21600 0 21600 0 0 Z N"/>
        </draw:custom-shape>
        <draw:custom-shape draw:style-name="gr60" draw:text-style-name="P27" xml:id="id37" draw:id="id37" draw:layer="layout" svg:width="5.826cm" svg:height="1.737cm" svg:x="9.345cm" svg:y="6.989cm">
          <text:p text:style-name="P1"><text:span text:style-name="T11">Circuit Contrôle contacteur -</text:span>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9.361cm" svg:y1="7.884cm" svg:x2="8.699cm" svg:y2="7.884cm">
          <text:p/>
        </draw:line>
        <draw:connector draw:style-name="gr17" draw:text-style-name="P1" draw:layer="layout" svg:x1="20.465cm" svg:y1="8.702cm" svg:x2="15.151cm" svg:y2="3.917cm" draw:start-shape="id34" draw:start-glue-point="3" draw:end-shape="id35" draw:end-glue-point="1" svg:d="M20465 8702h-2657v-4785h-2657" svg:viewBox="0 0 5315 4786">
          <text:p/>
        </draw:connector>
        <draw:connector draw:style-name="gr17" draw:text-style-name="P1" draw:layer="layout" svg:x1="20.465cm" svg:y1="8.702cm" svg:x2="15.151cm" svg:y2="5.88cm" draw:start-shape="id34" draw:start-glue-point="3" draw:end-shape="id36" draw:end-glue-point="1" svg:d="M20465 8702h-2657v-2822h-2657" svg:viewBox="0 0 5315 2823">
          <text:p/>
        </draw:connector>
        <draw:connector draw:style-name="gr17" draw:text-style-name="P1" draw:layer="layout" svg:x1="20.465cm" svg:y1="8.702cm" svg:x2="15.171cm" svg:y2="7.857cm" draw:start-shape="id34" draw:start-glue-point="3" draw:end-shape="id37" draw:end-glue-point="1" svg:d="M20465 8702h-2647v-845h-2647" svg:viewBox="0 0 5295 846">
          <text:p/>
        </draw:connector>
        <draw:custom-shape draw:style-name="gr63" draw:text-style-name="P23" draw:layer="layout" svg:width="5.164cm" svg:height="1.586cm" svg:x="3.512cm" svg:y="17.036cm">
          <text:p text:style-name="P1"><text:span text:style-name="T10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3" xml:id="id42" draw:id="id42" draw:layer="layout" svg:width="5.83cm" svg:height="1.586cm" svg:x="9.338cm" svg:y="17.036cm">
          <text:p text:style-name="P1"><text:span text:style-name="T10">Driver DEL</text:span>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9.359cm" svg:y1="17.804cm" svg:x2="8.697cm" svg:y2="17.804cm">
          <text:p/>
        </draw:line>
        <draw:frame draw:style-name="gr65" draw:text-style-name="P28" draw:layer="layout" svg:width="1.192cm" svg:height="1.119cm" svg:x="1.508cm" svg:y="16.6cm">
          <draw:text-box>
            <text:p><text:span text:style-name="T12">+</text:span></text:p>
          </draw:text-box>
        </draw:frame>
        <draw:line draw:style-name="gr24" draw:text-style-name="P11" draw:layer="layout" svg:x1="3.533cm" svg:y1="17.578cm" svg:x2="1cm" svg:y2="17.58cm">
          <text:p/>
        </draw:line>
        <draw:line draw:style-name="gr24" draw:text-style-name="P11" draw:layer="layout" svg:x1="3.512cm" svg:y1="18.094cm" svg:x2="1cm" svg:y2="18.108cm">
          <text:p/>
        </draw:line>
        <draw:line draw:style-name="gr24" draw:text-style-name="P11" draw:layer="layout" svg:x1="3.516cm" svg:y1="13.158cm" svg:x2="1cm" svg:y2="13.158cm">
          <text:p/>
        </draw:line>
        <draw:frame draw:style-name="gr66" draw:text-style-name="P29" draw:layer="layout" svg:width="1.589cm" svg:height="5.927cm" svg:x="1cm" svg:y="5.682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line draw:style-name="gr24" draw:text-style-name="P11" draw:layer="layout" svg:x1="9.342cm" svg:y1="9.609cm" svg:x2="8.68cm" svg:y2="9.609cm">
          <text:p/>
        </draw:line>
        <draw:connector draw:style-name="gr17" draw:text-style-name="P1" draw:layer="layout" svg:x1="20.465cm" svg:y1="8.702cm" svg:x2="15.168cm" svg:y2="9.646cm" draw:start-shape="id34" draw:start-glue-point="3" draw:end-shape="id38" draw:end-glue-point="1" svg:d="M20465 8702h-2649v944h-2648" svg:viewBox="0 0 5298 945">
          <text:p/>
        </draw:connector>
        <draw:custom-shape draw:style-name="gr59" draw:text-style-name="P26" xml:id="id39" draw:id="id39" draw:layer="layout" svg:width="5.826cm" svg:height="1.435cm" svg:x="9.342cm" svg:y="10.59cm">
          <text:p text:style-name="P1"><text:span text:style-name="T3">Circuit d’activation de charge</text:span></text:p>
          <draw:enhanced-geometry svg:viewBox="0 0 21600 21600" draw:type="rectangle" draw:enhanced-path="M 0 0 L 21600 0 21600 21600 0 21600 0 0 Z N"/>
        </draw:custom-shape>
        <draw:custom-shape draw:style-name="gr59" draw:text-style-name="P26" xml:id="id40" draw:id="id40" draw:layer="layout" svg:width="5.826cm" svg:height="1.435cm" svg:x="9.342cm" svg:y="12.252cm">
          <text:p text:style-name="P1"><text:span text:style-name="T3">Circuit de désactivation de charge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0.465cm" svg:y1="8.702cm" svg:x2="15.168cm" svg:y2="11.307cm" draw:start-shape="id34" draw:start-glue-point="3" draw:end-shape="id39" draw:end-glue-point="1" svg:d="M20465 8702h-2649v2605h-2648" svg:viewBox="0 0 5298 2606">
          <text:p/>
        </draw:connector>
        <draw:connector draw:style-name="gr17" draw:text-style-name="P1" draw:layer="layout" svg:x1="20.465cm" svg:y1="8.702cm" svg:x2="15.168cm" svg:y2="12.969cm" draw:start-shape="id34" draw:start-glue-point="3" draw:end-shape="id40" svg:d="M20465 8702h-2649v4267h-2648" svg:viewBox="0 0 5298 4268">
          <text:p/>
        </draw:connector>
        <draw:line draw:style-name="gr24" draw:text-style-name="P11" draw:layer="layout" svg:x1="9.343cm" svg:y1="11.346cm" svg:x2="8.681cm" svg:y2="11.346cm">
          <text:p/>
        </draw:line>
        <draw:line draw:style-name="gr24" draw:text-style-name="P11" draw:layer="layout" svg:x1="9.343cm" svg:y1="13.007cm" svg:x2="8.681cm" svg:y2="13.007cm">
          <text:p/>
        </draw:line>
        <draw:line draw:style-name="gr67" draw:text-style-name="P11" draw:layer="layout" svg:x1="3.534cm" svg:y1="15.67cm" svg:x2="1.001cm" svg:y2="15.673cm">
          <text:p/>
        </draw:line>
        <draw:connector draw:style-name="gr17" draw:text-style-name="P1" draw:layer="layout" svg:x1="23.179cm" svg:y1="9.986cm" svg:x2="15.168cm" svg:y2="15.574cm" draw:start-shape="id34" draw:start-glue-point="2" draw:end-shape="id41" draw:end-glue-point="1" svg:d="M23179 9986v5588h-8011" svg:viewBox="0 0 8012 5589">
          <text:p/>
        </draw:connector>
        <draw:connector draw:style-name="gr17" draw:text-style-name="P1" draw:layer="layout" svg:x1="23.179cm" svg:y1="9.986cm" svg:x2="15.168cm" svg:y2="17.829cm" draw:start-shape="id34" draw:start-glue-point="2" draw:end-shape="id42" draw:end-glue-point="1" svg:d="M23179 9986v7843h-8011" svg:viewBox="0 0 8012 7844">
          <text:p/>
        </draw:connector>
        <draw:frame draw:style-name="gr65" draw:text-style-name="P28" draw:layer="layout" svg:width="1.192cm" svg:height="1.119cm" svg:x="1.529cm" svg:y="17.957cm">
          <draw:text-box>
            <text:p><text:span text:style-name="T12">-</text:span></text:p>
          </draw:text-box>
        </draw:frame>
      </draw:page>
      <draw:page draw:name="Lecture courant" draw:style-name="dp1" draw:master-page-name="Default">
        <draw:custom-shape draw:style-name="gr68" draw:text-style-name="P3" draw:layer="layout" svg:width="22.907cm" svg:height="6.948cm" svg:x="2.589cm" svg:y="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" xml:id="id43" draw:id="id43" draw:layer="layout" svg:width="5.429cm" svg:height="2.568cm" svg:x="19.141cm" svg:y="4.775cm">
          <text:p text:style-name="P1"><text:span text:style-name="T2">STM32F446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5.296cm" svg:height="1.36cm" svg:x="3.383cm" svg:y="7.645cm">
          <text:p text:style-name="P1"><text:span text:style-name="T10">Connecteur</text:span></text:p>
          <text:p text:style-name="P1"><text:span text:style-name="T10">CAN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5.296cm" svg:height="1.36cm" svg:x="3.383cm" svg:y="6.134cm">
          <text:p text:style-name="P1"><text:span text:style-name="T10">Connecteur</text:span></text:p>
          <text:p text:style-name="P1"><text:span text:style-name="T10">CAN</text:span></text:p>
          <draw:enhanced-geometry svg:viewBox="0 0 21600 21600" draw:type="rectangle" draw:enhanced-path="M 0 0 L 21600 0 21600 21600 0 21600 0 0 Z N"/>
        </draw:custom-shape>
        <draw:line draw:style-name="gr70" draw:text-style-name="P11" draw:layer="layout" svg:x1="1cm" svg:y1="6.89cm" svg:x2="3.383cm" svg:y2="6.89cm">
          <text:p/>
        </draw:line>
        <draw:frame draw:style-name="gr19" draw:text-style-name="P9" draw:layer="layout" svg:width="25.94cm" svg:height="1.97cm" svg:x="0.998cm" svg:y="0.759cm">
          <draw:text-box>
            <text:p text:style-name="P1"><text:span text:style-name="T6">L</text:span><text:span text:style-name="T6">e</text:span><text:span text:style-name="T6">c</text:span><text:span text:style-name="T6">t</text:span><text:span text:style-name="T6">e</text:span><text:span text:style-name="T6">u</text:span><text:span text:style-name="T6">r</text:span><text:span text:style-name="T6"> </text:span><text:span text:style-name="T6">d</text:span><text:span text:style-name="T6">e</text:span><text:span text:style-name="T6"> </text:span><text:span text:style-name="T6">c</text:span><text:span text:style-name="T6">o</text:span><text:span text:style-name="T6">u</text:span><text:span text:style-name="T6">r</text:span><text:span text:style-name="T6">a</text:span><text:span text:style-name="T6">n</text:span><text:span text:style-name="T6">t</text:span></text:p>
          </draw:text-box>
        </draw:frame>
        <draw:line draw:style-name="gr70" draw:text-style-name="P11" draw:layer="layout" svg:x1="3.383cm" svg:y1="8.325cm" svg:x2="1cm" svg:y2="8.325cm">
          <text:p/>
        </draw:line>
        <draw:custom-shape draw:style-name="gr71" draw:text-style-name="P23" draw:layer="layout" svg:width="5.31cm" svg:height="2.629cm" svg:x="3.383cm" svg:y="3.265cm">
          <text:p text:style-name="P1"><text:span text:style-name="T10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3" xml:id="id44" draw:id="id44" draw:layer="layout" svg:width="5.83cm" svg:height="2.894cm" svg:x="9.355cm" svg:y="3cm">
          <text:p text:style-name="P1"><text:span text:style-name="T10">Circuit de lecture de tension de la résistance 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9.376cm" svg:y1="4.774cm" svg:x2="8.714cm" svg:y2="4.774cm">
          <text:p/>
        </draw:line>
        <draw:line draw:style-name="gr73" draw:text-style-name="P11" draw:layer="layout" svg:x1="3.382cm" svg:y1="4.096cm" svg:x2="1.016cm" svg:y2="4.096cm">
          <text:p/>
        </draw:line>
        <draw:line draw:style-name="gr73" draw:text-style-name="P11" draw:layer="layout" svg:x1="3.382cm" svg:y1="4.927cm" svg:x2="1.016cm" svg:y2="4.927cm">
          <text:p/>
        </draw:line>
        <draw:frame draw:style-name="gr65" draw:text-style-name="P28" draw:layer="layout" svg:width="1.059cm" svg:height="1.119cm" svg:x="1.529cm" svg:y="3.401cm">
          <draw:text-box>
            <text:p><text:span text:style-name="T12">+</text:span></text:p>
          </draw:text-box>
        </draw:frame>
        <draw:frame draw:style-name="gr65" draw:text-style-name="P28" draw:layer="layout" svg:width="1.192cm" svg:height="1.119cm" svg:x="1.662cm" svg:y="4.761cm">
          <draw:text-box>
            <text:p><text:span text:style-name="T12">-</text:span></text:p>
          </draw:text-box>
        </draw:frame>
        <draw:custom-shape draw:style-name="gr74" draw:text-style-name="P26" xml:id="id45" draw:id="id45" draw:layer="layout" svg:width="5.826cm" svg:height="2.87cm" svg:x="9.342cm" svg:y="6.134cm">
          <text:p text:style-name="P1"><text:span text:style-name="T3">Driver</text:span></text:p>
          <text:p text:style-name="P1"><text:span text:style-name="T3">CAN</text:span></text:p>
          <text:p text:style-name="P1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9.141cm" svg:y1="6.059cm" svg:x2="15.185cm" svg:y2="4.447cm" draw:start-shape="id43" draw:start-glue-point="3" draw:end-shape="id44" draw:end-glue-point="1" svg:d="M19141 6059h-1978v-1612h-1978" svg:viewBox="0 0 3957 1613">
          <text:p/>
        </draw:connector>
        <draw:connector draw:style-name="gr17" draw:text-style-name="P1" draw:layer="layout" svg:x1="19.141cm" svg:y1="6.059cm" svg:x2="15.168cm" svg:y2="7.569cm" draw:start-shape="id43" draw:start-glue-point="3" draw:end-shape="id45" draw:end-glue-point="1" svg:d="M19141 6059h-1987v1510h-1986" svg:viewBox="0 0 3974 1511">
          <text:p/>
        </draw:connector>
        <draw:line draw:style-name="gr24" draw:text-style-name="P11" draw:layer="layout" svg:x1="9.342cm" svg:y1="6.89cm" svg:x2="8.68cm" svg:y2="6.89cm">
          <text:p/>
        </draw:line>
        <draw:line draw:style-name="gr24" draw:text-style-name="P11" draw:layer="layout" svg:x1="9.342cm" svg:y1="8.325cm" svg:x2="8.68cm" svg:y2="8.3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Linux_X86_64 LibreOffice_project/20m0$Build-2</meta:generator>
    <dc:date>2017-05-25T02:10:46.165352931</dc:date>
    <meta:editing-duration>PT3H25M10S</meta:editing-duration>
    <meta:editing-cycles>43</meta:editing-cycles>
    <meta:document-statistic meta:object-count="201"/>
  </office:meta>
</office:document-meta>
</file>